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4e427" officeooo:paragraph-rsid="0004e427"/>
    </style:style>
    <style:style style:name="P2" style:family="paragraph" style:parent-style-name="Text_20_body">
      <style:text-properties officeooo:paragraph-rsid="0006d346"/>
    </style:style>
    <style:style style:name="P3" style:family="paragraph" style:parent-style-name="Standard">
      <style:paragraph-properties fo:margin-left="0cm" fo:margin-right="0cm" fo:margin-top="0cm" fo:margin-bottom="0.499cm" style:contextual-spacing="false" fo:text-indent="0cm" style:auto-text-indent="false"/>
      <style:text-properties loext:padding="0.049cm" loext:border="0.06pt solid #e3e3e3"/>
    </style:style>
    <style:style style:name="P4" style:family="paragraph" style:parent-style-name="Text_20_body">
      <style:paragraph-properties fo:margin-left="0cm" fo:margin-right="0cm" fo:text-indent="0cm" style:auto-text-indent="false"/>
      <style:text-properties loext:padding="0.049cm" loext:border="0.06pt solid #e3e3e3"/>
    </style:style>
    <style:style style:name="P5"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6"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7" style:family="paragraph" style:parent-style-name="Standard">
      <style:text-properties officeooo:paragraph-rsid="0006d346" loext:padding="0.049cm" loext:border="0.06pt solid #e3e3e3"/>
    </style:style>
    <style:style style:name="P8" style:family="paragraph" style:parent-style-name="Text_20_body">
      <style:paragraph-properties fo:margin-left="0cm" fo:margin-right="0cm" fo:margin-top="0cm" fo:margin-bottom="0.529cm" style:contextual-spacing="false" fo:text-indent="0cm" style:auto-text-indent="false"/>
    </style:style>
    <style:style style:name="P9" style:family="paragraph" style:parent-style-name="Text_20_body">
      <style:paragraph-properties fo:margin-left="0cm" fo:margin-right="0cm" fo:margin-top="0.529cm" fo:margin-bottom="0.529cm" style:contextual-spacing="false" fo:text-indent="0cm" style:auto-text-indent="false"/>
    </style:style>
    <style:style style:name="P10" style:family="paragraph" style:parent-style-name="Text_20_body">
      <style:paragraph-properties fo:margin-top="1.058cm" fo:margin-bottom="0.247cm" style:contextual-spacing="false"/>
    </style:style>
    <style:style style:name="P11" style:family="paragraph" style:parent-style-name="Heading_20_1">
      <style:text-properties officeooo:rsid="0006d346" officeooo:paragraph-rsid="0006d346"/>
    </style:style>
    <style:style style:name="P12" style:family="paragraph" style:parent-style-name="Heading_20_1">
      <style:text-properties officeooo:paragraph-rsid="0006d346"/>
    </style:style>
    <style:style style:name="P13" style:family="paragraph" style:parent-style-name="Text_20_body" style:list-style-name="L1">
      <style:paragraph-properties fo:margin-left="0cm" fo:margin-right="0cm" fo:margin-top="1.058cm" fo:margin-bottom="0.247cm" style:contextual-spacing="false" fo:text-indent="0cm" style:auto-text-indent="false" fo:padding="0cm" fo:border="none"/>
    </style:style>
    <style:style style:name="P14" style:family="paragraph" style:parent-style-name="Text_20_body" style:list-style-name="L2">
      <style:paragraph-properties fo:margin-left="0cm" fo:margin-right="0cm" fo:margin-top="1.058cm" fo:margin-bottom="0.247cm" style:contextual-spacing="false" fo:text-indent="0cm" style:auto-text-indent="false" fo:padding="0cm" fo:border="none"/>
    </style:style>
    <style:style style:name="P15" style:family="paragraph" style:parent-style-name="Text_20_body" style:list-style-name="L3">
      <style:paragraph-properties fo:margin-left="0cm" fo:margin-right="0cm" fo:text-indent="0cm" style:auto-text-indent="false" fo:padding="0.049cm" fo:border="0.06pt solid #e3e3e3"/>
    </style:style>
    <style:style style:name="P16" style:family="paragraph" style:parent-style-name="Text_20_body" style:list-style-name="L4">
      <style:paragraph-properties fo:margin-left="0cm" fo:margin-right="0cm" fo:text-indent="0cm" style:auto-text-indent="false" fo:padding="0.049cm" fo:border="0.06pt solid #e3e3e3"/>
    </style:style>
    <style:style style:name="P17" style:family="paragraph" style:parent-style-name="Text_20_body" style:list-style-name="L5">
      <style:paragraph-properties fo:margin-left="0cm" fo:margin-right="0cm" fo:text-indent="0cm" style:auto-text-indent="false" fo:padding="0.049cm" fo:border="0.06pt solid #e3e3e3"/>
    </style:style>
    <style:style style:name="T1" style:family="text">
      <style:text-properties loext:padding="0.049cm" loext:border="0.06pt solid #e3e3e3"/>
    </style:style>
    <style:style style:name="T2" style:family="text">
      <style:text-properties fo:color="#fd6251" loext:opacity="100%"/>
    </style:style>
    <style:style style:name="fr1" style:family="graphic" style:parent-style-name="Graphics">
      <style:graphic-properties fo:margin-left="0cm" fo:margin-right="0cm" fo:margin-top="0cm" fo:margin-bottom="0cm" style:vertical-pos="top" style:vertical-rel="baseline" fo:padding="0.049cm" fo:border="0.06pt solid #e3e3e3"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16-2-2024</text:h>
      <text:p text:style-name="P2"><text:a xlink:type="simple" xlink:href="https://www.infodark.net/windows/48-arranque-dual-con-vhd" text:style-name="Internet_20_link" text:visited-style-name="Visited_20_Internet_20_Link"/></text:p>
      <text:p text:style-name="Text_20_body"><text:a xlink:type="simple" xlink:href="https://support.microsoft.com/es-es/windows/cómo-usar-escritorio-remoto-5fe128d5-8fb1-7a23-3b8a-41e636865e8c" text:style-name="Internet_20_link" text:visited-style-name="Visited_20_Internet_20_Link"/></text:p>
      <text:p text:style-name="P2"><text:a xlink:type="simple" xlink:href="https://support.microsoft.com/es-es/windows/cómo-usar-escritorio-remoto-5fe128d5-8fb1-7a23-3b8a-41e636865e8c" text:style-name="Internet_20_link" text:visited-style-name="Visited_20_Internet_20_Link">https://support.microsoft.com/es-es/windows/c%C3%B3mo-usar-escritorio-remoto-5fe128d5-8fb1-7a23-3b8a-41e636865e8c</text:a></text:p>
      <text:p text:style-name="P2"/>
      <text:p text:style-name="P7">qué es el escritorio remoto? origen del protocolo RDP, el papel de Citrix, relación con Terminal Services. </text:p>
      <text:p text:style-name="P3">ChatGPT</text:p>
      <text:p text:style-name="P5">El escritorio remoto es una tecnología que permite a un usuario acceder y controlar una computadora o un servidor desde otro dispositivo a través de una red, como Internet. Esto significa que un usuario puede trabajar en una máquina remota como si estuviera sentado frente a ella físicamente. El protocolo RDP (Remote Desktop Protocol) es una tecnología desarrollada por Microsoft que facilita esta funcionalidad al permitir la comunicación entre el dispositivo local y el dispositivo remoto.</text:p>
      <text:p text:style-name="P5">El protocolo RDP fue introducido por primera vez en 1998 como parte del sistema operativo Windows NT 4.0 Terminal Server Edition. Fue diseñado para proporcionar una manera segura y eficiente de acceder a escritorios remotos y aplicaciones en un entorno de red.</text:p>
      <text:p text:style-name="P5">Citrix es una empresa de tecnología que ha desarrollado productos relacionados con el acceso remoto y la virtualización de aplicaciones y escritorios. Citrix XenApp (anteriormente conocido como MetaFrame y Presentation Server) es una solución que amplía las capacidades de Terminal Services (ahora conocido como Remote Desktop Services en versiones más recientes de Windows Server) mediante la adición de características como la gestión centralizada de aplicaciones, la entrega de aplicaciones bajo demanda y el acceso desde una variedad de dispositivos y plataformas.</text:p>
      <text:p text:style-name="P5">La relación entre Citrix y Terminal Services es que Citrix XenApp se basa en la tecnología de Terminal Services (o Remote Desktop Services) de Microsoft. Citrix añade capas adicionales de funcionalidad y gestión para mejorar y extender las capacidades de Terminal Services, proporcionando una experiencia de acceso remoto más rica y versátil para los usuarios y administradores de sistemas.</text:p>
      <text:p text:style-name="P6"><draw:frame draw:style-name="fr1" draw:name="Imagen1" text:anchor-type="as-char" svg:width="0.635cm" svg:height="0.635cm" draw:z-index="0"><draw:image xlink:href="Pictures/100000000000007800000078EDC3B169886C47E9.png" xlink:type="simple" xlink:show="embed" xlink:actuate="onLoad" draw:mime-type="image/png"/><svg:title>User</svg:title></draw:frame></text:p>
      <text:p text:style-name="P6">Tú</text:p>
      <text:p text:style-name="P6">No lo has explicado bien. Qué empresa desarrollo winframe?</text:p>
      <text:p text:style-name="P4"><text:soft-page-break/>ChatGPT</text:p>
      <text:p text:style-name="P5">Mis disculpas por la confusión anterior. WinFrame fue desarrollado originalmente por una empresa llamada WinFrame Technologies, Inc. En 1997, Citrix Systems adquirió WinFrame Technologies y su tecnología, convirtiéndola en parte de su línea de productos. WinFrame fue la primera solución de Citrix para la entrega de aplicaciones y escritorios de manera remota, y sentó las bases para productos posteriores como MetaFrame y XenApp. Por lo tanto, Citrix Systems fue la empresa que desarrolló y continuó evolucionando la tecnología inicialmente conocida como WinFrame.</text:p>
      <text:p text:style-name="P6"><draw:frame draw:style-name="fr1" draw:name="Imagen2" text:anchor-type="as-char" svg:width="0.635cm" svg:height="0.635cm" draw:z-index="1"><draw:image xlink:href="Pictures/100000000000007800000078EDC3B169886C47E9.png" xlink:type="simple" xlink:show="embed" xlink:actuate="onLoad" draw:mime-type="image/png"/><svg:title>User</svg:title></draw:frame></text:p>
      <text:p text:style-name="P6">Tú</text:p>
      <text:p text:style-name="P6">Explica el núcleo (kernel) que usaba winframe como fue licenciado por MS y la razón por la que hubo de desarrollar la capa multiusuario con metraframe. </text:p>
      <text:p text:style-name="P4">ChatGPT</text:p>
      <text:p text:style-name="P5">WinFrame, desarrollado por Citrix, se basaba en el sistema operativo Windows NT 3.51. Citrix tomó el núcleo de Windows NT y añadió su propia capa de software para permitir el acceso multiusuario. Esta capa de software permitía que múltiples usuarios accedieran simultáneamente a una única instancia de Windows NT, convirtiendo así el sistema en una solución de servidor multiusuario.</text:p>
      <text:p text:style-name="P5">La licencia de Windows NT en ese momento no permitía el uso del sistema operativo como una solución de servidor multiusuario. Por lo tanto, Citrix licenció el código fuente de Windows NT de Microsoft y trabajó en colaboración con Microsoft para desarrollar una solución que permitiera el acceso multiusuario. Esto llevó al desarrollo de WinFrame, que era una versión modificada de Windows NT que incluía la tecnología de acceso remoto y multiusuario de Citrix.</text:p>
      <text:p text:style-name="P5">Con el tiempo, Microsoft incorporó gradualmente funcionalidades similares a las ofrecidas por Citrix en sus propios productos. En versiones posteriores de Windows NT, como Windows 2000 y Windows Server, Microsoft introdujo Terminal Services, que permitía el acceso remoto y multiusuario de forma nativa. A pesar de esto, Citrix continuó desarrollando sus propias soluciones, como MetaFrame, para agregar funcionalidades adicionales y mejorar la experiencia de los usuarios y administradores de sistemas.</text:p>
      <text:p text:style-name="P6"><draw:frame draw:style-name="fr1" draw:name="Imagen3" text:anchor-type="as-char" svg:width="0.635cm" svg:height="0.635cm" draw:z-index="2"><draw:image xlink:href="Pictures/100000000000007800000078EDC3B169886C47E9.png" xlink:type="simple" xlink:show="embed" xlink:actuate="onLoad" draw:mime-type="image/png"/><svg:title>User</svg:title></draw:frame></text:p>
      <text:p text:style-name="P6">Tú</text:p>
      <text:p text:style-name="P6">Especifica el funcionamiento del protocolo RDP, puerto servidor, plataformas soportadas, etc. </text:p>
      <text:p text:style-name="P4">ChatGPT</text:p>
      <text:p text:style-name="P5"><text:soft-page-break/>El Protocolo de Escritorio Remoto (RDP) es un protocolo desarrollado por Microsoft que facilita la comunicación entre un cliente y un servidor para permitir el acceso remoto a un escritorio o aplicación. Aquí hay algunos detalles sobre su funcionamiento y características:</text:p>
      <text:list text:style-name="L3">
        <text:list-item>
          <text:p text:style-name="P15"><text:span text:style-name="Strong_20_Emphasis"><text:span text:style-name="T1">Funcionamiento</text:span></text:span><text:span text:style-name="T1">: Cuando un usuario inicia una conexión de Escritorio Remoto desde un cliente (por ejemplo, una computadora local), se establece una sesión RDP con un servidor remoto que está ejecutando el servicio de Escritorio Remoto (Terminal Services en versiones anteriores de Windows Server o Remote Desktop Services en versiones más recientes). A través de esta sesión RDP, el servidor envía datos gráficos, de entrada y de otros tipos al cliente, y el cliente envía datos de entrada de vuelta al servidor.</text:span></text:p>
        </text:list-item>
        <text:list-item>
          <text:p text:style-name="P15"><text:span text:style-name="Strong_20_Emphasis"><text:span text:style-name="T1">Puerto de servidor</text:span></text:span><text:span text:style-name="T1">: Por defecto, el servicio de Escritorio Remoto en un servidor Windows escucha en el puerto TCP 3389. Este es el puerto al que se conectan los clientes para establecer una sesión de Escritorio Remoto con el servidor. Sin embargo, este puerto puede ser modificado por el administrador si es necesario por razones de seguridad o de configuración de red.</text:span></text:p>
        </text:list-item>
        <text:list-item>
          <text:p text:style-name="P15"><text:span text:style-name="Strong_20_Emphasis"><text:span text:style-name="T1">Plataformas soportadas</text:span></text:span><text:span text:style-name="T1">: RDP es un protocolo nativo de Windows y está integrado en sistemas operativos Windows. Esto significa que los clientes de Escritorio Remoto están disponibles para las versiones de Windows desde Windows XP hasta las más recientes, incluyendo versiones de servidor. Además, Microsoft proporciona clientes de Escritorio Remoto para otras plataformas, como macOS, iOS y Android. Además, hay clientes de terceros disponibles para sistemas operativos Linux.</text:span></text:p>
        </text:list-item>
        <text:list-item>
          <text:p text:style-name="P15"><text:span text:style-name="Strong_20_Emphasis"><text:span text:style-name="T1">Características adicionales</text:span></text:span><text:span text:style-name="T1">: RDP ofrece una serie de características adicionales, como redirección de dispositivos locales (permitiendo el uso de dispositivos USB o impresoras locales en la sesión remota), redirección de audio, soporte para múltiples monitores, compatibilidad con diferentes resoluciones de pantalla, acceso a archivos locales, y más. Estas características pueden variar dependiendo de la versión de Windows y de las configuraciones específicas del servidor.</text:span></text:p>
        </text:list-item>
      </text:list>
      <text:p text:style-name="P5">En resumen, RDP es un protocolo de acceso remoto desarrollado por Microsoft que permite a los usuarios acceder y controlar de forma remota escritorios y aplicaciones en servidores Windows, con soporte para una variedad de plataformas cliente y una amplia gama de características adicionales para mejorar la experiencia de usuario.</text:p>
      <text:p text:style-name="P6"><draw:frame draw:style-name="fr1" draw:name="Imagen4" text:anchor-type="as-char" svg:width="0.635cm" svg:height="0.635cm" draw:z-index="3"><draw:image xlink:href="Pictures/100000000000007800000078EDC3B169886C47E9.png" xlink:type="simple" xlink:show="embed" xlink:actuate="onLoad" draw:mime-type="image/png"/><svg:title>User</svg:title></draw:frame></text:p>
      <text:p text:style-name="P6">Tú</text:p>
      <text:p text:style-name="P6">Dame el paso a paso para activar el escritorio remoto en un sistema con windows 10</text:p>
      <text:p text:style-name="P4"><text:soft-page-break/>ChatGPT</text:p>
      <text:p text:style-name="P5">Activar el Escritorio Remoto en un sistema con Windows 10 es un proceso sencillo. Aquí tienes el paso a paso:</text:p>
      <text:list text:style-name="L4">
        <text:list-item>
          <text:p text:style-name="P16"><text:span text:style-name="Strong_20_Emphasis"><text:span text:style-name="T1">Abrir Configuración</text:span></text:span><text:span text:style-name="T1">: Haz clic en el botón de "Inicio" en la esquina inferior izquierda de la pantalla y selecciona el icono de "Configuración" (parece un engranaje).</text:span></text:p>
        </text:list-item>
        <text:list-item>
          <text:p text:style-name="P16"><text:span text:style-name="Strong_20_Emphasis"><text:span text:style-name="T1">Ir a la configuración de Sistema</text:span></text:span><text:span text:style-name="T1">: Dentro de Configuración, haz clic en "Sistema".</text:span></text:p>
        </text:list-item>
        <text:list-item>
          <text:p text:style-name="P16"><text:span text:style-name="Strong_20_Emphasis"><text:span text:style-name="T1">Seleccionar Escritorio Remoto</text:span></text:span><text:span text:style-name="T1">: En el panel izquierdo de la ventana de Configuración de Sistema, haz clic en "Escritorio remoto".</text:span></text:p>
        </text:list-item>
        <text:list-item>
          <text:p text:style-name="P16"><text:span text:style-name="Strong_20_Emphasis"><text:span text:style-name="T1">Activar el Escritorio Remoto</text:span></text:span><text:span text:style-name="T1">: Verás un interruptor que dice "Permitir conexiones remotas a este equipo". Activa este interruptor deslizándolo hacia la posición de "Encendido".</text:span></text:p>
        </text:list-item>
        <text:list-item>
          <text:p text:style-name="P16"><text:span text:style-name="Strong_20_Emphasis"><text:span text:style-name="T1">Opcional: Configurar opciones avanzadas</text:span></text:span><text:span text:style-name="T1">: Si deseas configurar opciones avanzadas, como permitir conexiones solo de equipos que ejecutan versiones específicas del Protocolo de autenticación de red (NLA) o permitir conexiones desde cualquier versión de Escritorio Remoto, haz clic en "Configuración adicional" y ajusta las opciones según tus preferencias.</text:span></text:p>
        </text:list-item>
        <text:list-item>
          <text:p text:style-name="P16"><text:span text:style-name="Strong_20_Emphasis"><text:span text:style-name="T1">Anotar la dirección IP o el nombre del PC</text:span></text:span><text:span text:style-name="T1">: Haz una nota del nombre del PC o la dirección IP de tu computadora. Lo necesitarás para conectarte a través de Escritorio Remoto desde otro dispositivo.</text:span></text:p>
        </text:list-item>
      </text:list>
      <text:p text:style-name="P5">Una vez que hayas completado estos pasos, el Escritorio Remoto estará activado en tu computadora con Windows 10 y podrás conectarte a ella desde otro dispositivo utilizando un cliente de Escritorio Remoto como el que viene integrado en otros sistemas Windows o utilizando una aplicación de Escritorio Remoto disponible en otras plataformas.</text:p>
      <text:p text:style-name="P6"><draw:frame draw:style-name="fr1" draw:name="Imagen5" text:anchor-type="as-char" svg:width="0.635cm" svg:height="0.635cm" draw:z-index="4"><draw:image xlink:href="Pictures/100000000000007800000078EDC3B169886C47E9.png" xlink:type="simple" xlink:show="embed" xlink:actuate="onLoad" draw:mime-type="image/png"/><svg:title>User</svg:title></draw:frame></text:p>
      <text:p text:style-name="P6">Tú</text:p>
      <text:p text:style-name="P6">la misma operación con windows 11 (qué es muy similar)</text:p>
      <text:p text:style-name="P4">ChatGPT</text:p>
      <text:p text:style-name="P5">El proceso para activar el Escritorio Remoto en Windows 11 es muy similar al de Windows 10. Aquí tienes los pasos:</text:p>
      <text:list text:style-name="L5">
        <text:list-item>
          <text:p text:style-name="P17"><text:span text:style-name="Strong_20_Emphasis"><text:span text:style-name="T1">Abrir Configuración</text:span></text:span><text:span text:style-name="T1">: Haz clic en el botón de "Inicio" en la esquina inferior izquierda de la pantalla y selecciona el icono de "Configuración" (parece un engranaje).</text:span></text:p>
        </text:list-item>
        <text:list-item>
          <text:p text:style-name="P17"><text:span text:style-name="Strong_20_Emphasis"><text:span text:style-name="T1">Ir a la configuración de Sistema</text:span></text:span><text:span text:style-name="T1">: Dentro de Configuración, haz clic en "Sistema".</text:span></text:p>
        </text:list-item>
        <text:list-item>
          <text:p text:style-name="P17"><text:soft-page-break/><text:span text:style-name="Strong_20_Emphasis"><text:span text:style-name="T1">Seleccionar Escritorio Remoto</text:span></text:span><text:span text:style-name="T1">: En el panel izquierdo de la ventana de Configuración de Sistema, haz clic en "Escritorio remoto".</text:span></text:p>
        </text:list-item>
        <text:list-item>
          <text:p text:style-name="P17"><text:span text:style-name="Strong_20_Emphasis"><text:span text:style-name="T1">Activar el Escritorio Remoto</text:span></text:span><text:span text:style-name="T1">: Verás un interruptor que dice "Permitir conexiones remotas a este equipo". Activa este interruptor deslizándolo hacia la posición de "Encendido".</text:span></text:p>
        </text:list-item>
        <text:list-item>
          <text:p text:style-name="P17"><text:span text:style-name="Strong_20_Emphasis"><text:span text:style-name="T1">Opcional: Configurar opciones avanzadas</text:span></text:span><text:span text:style-name="T1">: Si deseas configurar opciones avanzadas, como permitir conexiones solo de equipos que ejecutan versiones específicas del Protocolo de autenticación de red (NLA) o permitir conexiones desde cualquier versión de Escritorio Remoto, haz clic en "Configuración adicional" y ajusta las opciones según tus preferencias.</text:span></text:p>
        </text:list-item>
        <text:list-item>
          <text:p text:style-name="P17"><text:span text:style-name="Strong_20_Emphasis"><text:span text:style-name="T1">Anotar la dirección IP o el nombre del PC</text:span></text:span><text:span text:style-name="T1">: Haz una nota del nombre del PC o la dirección IP de tu computadora. Lo necesitarás para conectarte a través de Escritorio Remoto desde otro dispositivo.</text:span></text:p>
        </text:list-item>
      </text:list>
      <text:p text:style-name="P5">Una vez que hayas completado estos pasos, el Escritorio Remoto estará activado en tu computadora con Windows 11 y podrás conectarte a ella desde otro dispositivo utilizando un cliente de Escritorio Remoto como el que viene integrado en otros sistemas Windows o utilizando una aplicación de Escritorio Remoto disponible en otras plataformas.</text:p>
      <text:p text:style-name="P6"><draw:frame draw:style-name="fr1" draw:name="Imagen6" text:anchor-type="as-char" svg:width="0.635cm" svg:height="0.635cm" draw:z-index="5"><draw:image xlink:href="Pictures/100000000000007800000078EDC3B169886C47E9.png" xlink:type="simple" xlink:show="embed" xlink:actuate="onLoad" draw:mime-type="image/png"/><svg:title>User</svg:title></draw:frame></text:p>
      <text:p text:style-name="P6">Tú</text:p>
      <text:p text:style-name="P6">Para qué sirve el certificado que hay que aceptar durante la conexión a un servidor de escritorio remoto?</text:p>
      <text:p text:style-name="P4">ChatGPT</text:p>
      <text:p text:style-name="P5">El certificado que se presenta durante la conexión a un servidor de Escritorio Remoto sirve para garantizar la autenticidad y seguridad de la conexión. Cuando te conectas a un servidor de Escritorio Remoto, el servidor presenta un certificado digital que ha sido emitido por una autoridad de certificación (CA) confiable. Este certificado contiene información sobre la identidad del servidor (como su nombre de dominio) y la clave pública correspondiente.</text:p>
      <text:p text:style-name="P5">Al aceptar el certificado durante la conexión, estás verificando que el servidor al que te estás conectando es quien dice ser y que la conexión está cifrada para proteger la privacidad de los datos transmitidos entre tu dispositivo y el servidor. Si el certificado no es válido o no se puede verificar, es posible que estés siendo víctima de un ataque de intermediario (man-in-the-middle), donde un tercero intenta interceptar o modificar la comunicación entre tu dispositivo y el servidor.</text:p>
      <text:p text:style-name="P5">En resumen, al aceptar el certificado durante la conexión a un servidor de Escritorio Remoto, estás asegurando la autenticidad del servidor y la seguridad de la conexión, lo que te permite confiar en que tus datos estarán protegidos mientras utilizas el servicio de Escritorio Remoto.</text:p>
      <text:p text:style-name="P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loext:graphic-properties draw:opacity="50%"/>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4e427" officeooo:paragraph-rsid="0004e4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F SAN BLAS – Curso MONTAJE SISTEMAS MICROINFORMÁTICO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6:56:00.328088129</meta:creation-date>
    <dc:date>2024-02-15T21:42:54.859759607</dc:date>
    <meta:editing-duration>PT5H58M52S</meta:editing-duration>
    <meta:editing-cycles>4</meta:editing-cycles>
    <meta:generator>LibreOffice/7.6.2.1$Linux_X86_64 LibreOffice_project/56f7684011345957bbf33a7ee678afaf4d2ba333</meta:generator>
    <meta:document-statistic meta:table-count="0" meta:image-count="6" meta:object-count="0" meta:page-count="6" meta:paragraph-count="62" meta:word-count="1718" meta:character-count="11301" meta:non-whitespace-character-count="9651"/>
  </office:meta>
</office:document-meta>
</file>